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Default_20_Text">
      <style:paragraph-properties fo:text-align="center" style:justify-single-word="false"/>
    </style:style>
    <style:style style:name="P2"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3"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4" style:family="paragraph" style:parent-style-name="Default_20_Text">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5" style:family="paragraph" style:parent-style-name="Default_20_Text">
      <style:text-properties fo:color="#000000" style:font-name="Times New Roman" fo:font-size="12pt" style:font-name-asian="Courier" style:font-size-asian="12pt" style:font-name-complex="Courier" style:font-size-complex="12pt"/>
    </style:style>
    <style:style style:name="P6"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7"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0.5pt" style:font-name-complex="Courier" style:font-size-complex="12pt"/>
    </style:style>
    <style:style style:name="P8"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9"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New2" style:font-size-asian="12pt" style:font-name-complex="Courier New2" style:font-size-complex="12pt"/>
    </style:style>
    <style:style style:name="P10"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Times New Roman" fo:font-size="12pt" fo:font-style="italic" style:font-name-asian="Courier" style:font-size-asian="12pt" style:font-style-asian="italic" style:font-name-complex="Courier" style:font-size-complex="12pt" style:font-style-complex="italic"/>
    </style:style>
    <style:style style:name="P11"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2"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Arial" fo:font-size="10pt" style:font-name-asian="Courier" style:font-size-asian="10pt" style:font-name-complex="Courier" style:font-size-complex="10pt"/>
    </style:style>
    <style:style style:name="P13"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14" style:family="paragraph" style:parent-style-name="Default_20_Text">
      <style:paragraph-properties fo:margin-left="0in" fo:margin-right="0in" fo:margin-top="0in" fo:margin-bottom="0in" fo:line-height="100%" fo:text-indent="0in" style:auto-text-indent="false" style:text-autospace="none" style:writing-mode="lr-tb"/>
      <style:text-properties fo:color="#000000" fo:font-weight="bold" style:font-weight-asian="bold" style:font-weight-complex="bold"/>
    </style:style>
    <style:style style:name="P15" style:family="paragraph" style:parent-style-name="Default_20_Text">
      <style:paragraph-properties fo:margin-left="0in" fo:margin-right="0in" fo:margin-top="0in" fo:margin-bottom="0in" fo:line-height="100%" fo:text-indent="0in" style:auto-text-indent="false" style:text-autospace="none" style:writing-mode="lr-tb"/>
    </style:style>
    <style:style style:name="P16" style:family="paragraph" style:parent-style-name="Default_20_Text">
      <style:paragraph-properties fo:margin-left="0in" fo:margin-right="0in" fo:margin-top="0in" fo:margin-bottom="0in" fo:line-height="100%" fo:text-indent="0in" style:auto-text-indent="false" style:text-autospace="none"/>
    </style:style>
    <style:style style:name="P17" style:family="paragraph" style:parent-style-name="Default_20_Text">
      <style:paragraph-properties fo:margin-left="0in" fo:margin-right="0in" fo:margin-top="0in" fo:margin-bottom="0in" fo:line-height="100%" fo:text-indent="0in" style:auto-text-indent="false" style:text-autospace="none"/>
      <style:text-properties fo:color="#000000" style:font-name="Times New Roman" fo:font-size="12pt" style:font-name-asian="Courier" style:font-size-asian="12pt" style:font-name-complex="Courier" style:font-size-complex="12pt"/>
    </style:style>
    <style:style style:name="P18"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New2" fo:font-size="12pt" style:font-name-asian="Courier New2" style:font-size-asian="12pt" style:font-name-complex="Courier New2" style:font-size-complex="12pt"/>
    </style:style>
    <style:style style:name="P19" style:family="paragraph" style:parent-style-name="Default_20_Text">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0" style:family="paragraph" style:parent-style-name="Contents_20_1">
      <style:paragraph-properties>
        <style:tab-stops>
          <style:tab-stop style:position="6in" style:type="right" style:leader-style="dotted" style:leader-text="."/>
        </style:tab-stops>
      </style:paragraph-properties>
    </style:style>
    <style:style style:name="P21" style:family="paragraph" style:parent-style-name="Heading_20_2" style:list-style-name="L5">
      <style:text-properties style:font-name-asian="Courier" style:font-name-complex="Courier"/>
    </style:style>
    <style:style style:name="P22" style:family="paragraph" style:parent-style-name="Heading_20_1"/>
    <style:style style:name="P23" style:family="paragraph" style:parent-style-name="Heading_20_1">
      <style:text-properties fo:color="#000000" fo:font-weight="bold" style:font-weight-asian="bold" style:font-weight-complex="bold"/>
    </style:style>
    <style:style style:name="P2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5" style:family="paragraph" style:parent-style-name="Default_20_Text" style:list-style-name="L3"/>
    <style:style style:name="P26" style:family="paragraph" style:parent-style-name="Default_20_Text" style:list-style-name="L1">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7" style:family="paragraph" style:parent-style-name="Default_20_Text" style:list-style-name="L4">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8" style:family="paragraph" style:parent-style-name="Default_20_Text" style:list-style-name="L1">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29" style:family="paragraph" style:parent-style-name="Default_20_Text" style:list-style-name="L2">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30" style:family="paragraph" style:parent-style-name="Default_20_Text" style:list-style-name="L3">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1" style:family="paragraph" style:parent-style-name="Default_20_Text" style:list-style-name="L3">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32" style:family="paragraph" style:parent-style-name="Default_20_Text" style:list-style-name="L3">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33" style:family="paragraph" style:parent-style-name="Default_20_Text" style:list-style-name="L3">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34" style:family="paragraph" style:parent-style-name="Default_20_Text" style:list-style-name="L3">
      <style:paragraph-properties fo:margin-left="-0.5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0pt" style:font-name-asian="Courier" style:font-size-asian="10pt" style:font-name-complex="Courier" style:font-size-complex="10pt"/>
    </style:style>
    <style:style style:name="T5" style:family="text">
      <style:text-properties style:font-name="Times New Roman" fo:font-size="12pt" style:font-size-asian="12pt" style:font-size-complex="12pt"/>
    </style:style>
    <style:style style:name="T6" style:family="text">
      <style:text-properties style:font-name="Arial"/>
    </style:style>
    <style:style style:name="T7" style:family="text">
      <style:text-properties fo:font-size="10pt" style:font-size-asian="10pt" style:font-size-complex="10pt"/>
    </style:style>
    <style:style style:name="T8" style:family="text">
      <style:text-properties style:font-name="Courier"/>
    </style:style>
    <style:style style:name="T9" style:family="text">
      <style:text-properties fo:color="#000000" style:font-name="Times New Roman" fo:font-size="12pt" style:font-name-asian="Courier" style:font-size-asian="12pt" style:font-name-complex="Courier" style:font-size-complex="12pt"/>
    </style:style>
    <style:style style:name="T10" style:family="text">
      <style:text-properties fo:color="#000000" style:font-name="Courier New" fo:font-size="10pt" style:font-name-asian="Courier" style:font-size-asian="10pt" style:font-name-complex="Courier" style:font-size-complex="10pt"/>
    </style:style>
    <style:style style:name="T11" style:family="text">
      <style:text-properties fo:font-weight="bold" style:font-weight-asian="bold" style:font-weight-complex="bold"/>
    </style:style>
    <style:style style:name="T12" style:family="text">
      <style:text-properties style:font-name-asian="Courier" style:font-name-complex="Courier"/>
    </style:style>
    <style:style style:name="T13"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Tahoma1"/>
      </text:list-level-style-bullet>
      <text:list-level-style-bullet text:level="2" text:style-name="Bullet_20_Symbols" style:num-suffix="." text:bullet-char="○">
        <style:list-level-properties text:space-before="0.3319in" text:min-label-width="0.25in"/>
        <style:text-properties style:font-name="StarSymbol"/>
      </text:list-level-style-bullet>
      <text:list-level-style-bullet text:level="3" text:style-name="Bullet_20_Symbols" style:num-suffix="." text:bullet-char="■">
        <style:list-level-properties text:space-before="0.8319in" text:min-label-width="0.25in"/>
        <style:text-properties style:font-name="StarSymbol"/>
      </text:list-level-style-bullet>
      <text:list-level-style-bullet text:level="4" text:style-name="Bullet_20_Symbols" style:num-suffix="." text:bullet-char="●">
        <style:list-level-properties text:space-before="1.3319in" text:min-label-width="0.25in"/>
        <style:text-properties style:font-name="Tahoma1"/>
      </text:list-level-style-bullet>
      <text:list-level-style-bullet text:level="5" text:style-name="Bullet_20_Symbols" style:num-suffix="." text:bullet-char="○">
        <style:list-level-properties text:space-before="1.8319in" text:min-label-width="0.25in"/>
        <style:text-properties style:font-name="StarSymbol"/>
      </text:list-level-style-bullet>
      <text:list-level-style-bullet text:level="6" text:style-name="Bullet_20_Symbols" style:num-suffix="." text:bullet-char="■">
        <style:list-level-properties text:space-before="2.3319in" text:min-label-width="0.25in"/>
        <style:text-properties style:font-name="StarSymbol"/>
      </text:list-level-style-bullet>
      <text:list-level-style-bullet text:level="7" text:style-name="Bullet_20_Symbols" style:num-suffix="." text:bullet-char="●">
        <style:list-level-properties text:space-before="2.8319in" text:min-label-width="0.25in"/>
        <style:text-properties style:font-name="Tahoma1"/>
      </text:list-level-style-bullet>
      <text:list-level-style-bullet text:level="8" text:style-name="Bullet_20_Symbols" style:num-suffix="." text:bullet-char="○">
        <style:list-level-properties text:space-before="3.3319in" text:min-label-width="0.25in"/>
        <style:text-properties style:font-name="StarSymbol"/>
      </text:list-level-style-bullet>
      <text:list-level-style-bullet text:level="9" text:style-name="Bullet_20_Symbols" style:num-suffix="." text:bullet-char="■">
        <style:list-level-properties text:space-before="3.8319in" text:min-label-width="0.25in"/>
        <style:text-properties style:font-name="StarSymbol"/>
      </text:list-level-style-bullet>
      <text:list-level-style-bullet text:level="10" text:style-name="Bullet_20_Symbols" style:num-suffix="." text:bullet-char="●">
        <style:list-level-properties text:space-before="4.3319in" text:min-label-width="0.25in"/>
        <style:text-properties style:font-name="Tahoma1"/>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4">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5">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xCAT 2 <text:s/>How to Install Additional Software</text:p>
      <text:p text:style-name="P1"><text:date style:data-style-name="N37" text:date-value="2010-01-07T11:00:57.95" text:fixed="true">01/07/10</text:date>, <text:time style:data-style-name="N43" text:time-value="2010-01-07T11:01:04.94" text:fixed="true">11:01:05 AM</text:time></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741_2059378448">1.0 <text:s/>Introduction</text:a><text:tab/>1</text:p>
          <text:p text:style-name="P20"><text:a xlink:type="simple" xlink:href="#__RefHeading__743_2059378448">2.0 <text:s/>Install Additional Software for Stateless Nodes</text:a><text:tab/>1</text:p>
          <text:p text:style-name="P20"><text:a xlink:type="simple" xlink:href="#__RefHeading__745_2059378448">3.0 <text:s/>Install Additional Software for Stateful Nodes</text:a><text:tab/>2</text:p>
          <text:p text:style-name="P20"><text:a xlink:type="simple" xlink:href="#__RefHeading__747_2059378448">4.0 <text:s/>Install Additional Software for Stateful Nodes after the Nodes are Up and Running</text:a><text:tab/>3</text:p>
          <text:p text:style-name="P20"><text:a xlink:type="simple" xlink:href="#__RefHeading__749_2059378448">5.0 <text:s/>Rerun Postscripts or Run Additional Scripts with the updatenode Command</text:a><text:tab/>4</text:p>
          <text:p text:style-name="P20"><text:a xlink:type="simple" xlink:href="#__RefHeading__751_2059378448">6.0 <text:s/>Appendix: <text:s/>File Format for otherpkgs.pkglist File</text:a><text:tab/>4</text:p>
        </text:index-body>
      </text:table-of-content>
      <text:p text:style-name="Date"/>
      <text:p text:style-name="Date"/>
      <text:p text:style-name="P2"/>
      <text:h text:style-name="Heading_20_1" text:outline-level="1"><text:bookmark text:name="__RefHeading__741_2059378448"/><text:s/>Introduction<text:bookmark-end text:name="__RefHeading__741_2059378448"/></text:h>
      <text:p text:style-name="Default_20_Text">xCAT 2 Cookbook illustrates how you can install the operating systems on the nodes. There are times you want to install addition software. This document explains how you can add additional software into the cluster for both stateful and stateless cases. It will also introduce a new command called 'updatenode' to allow you to configure or reconfigure the nodes. Please note all the discussion below except chapter 5 is for Linux only. There are a lot of differences in AIX. Please refer to “xCAT2 AIX Cookbook” for related topics in AIX.</text:p>
      <text:p text:style-name="Default_20_Text"><text:s text:c="3"/></text:p>
      <text:h text:style-name="P23" text:outline-level="1"><text:bookmark text:name="__RefHeading__743_2059378448"/><text:s/>Install Additional Software for Stateless Nodes<text:bookmark-end text:name="__RefHeading__743_2059378448"/></text:h>
      <text:p text:style-name="P6">1. copy the extra rpms you are going to add on to</text:p>
      <text:p text:style-name="P11"><text:s/><text:span text:style-name="T1">/install/post/otherpkgs/&lt;os&gt;/&lt;arch&gt;/*</text:span> <text:span text:style-name="T5">directory or its subdirectories where </text:span><text:span text:style-name="T1">&lt;os&gt; </text:span><text:span text:style-name="T5">and </text:span><text:span text:style-name="T1">&lt;arch&gt; </text:span><text:span text:style-name="T5">are defined in the </text:span><text:span text:style-name="T6">nodetype</text:span><text:span text:style-name="T5"> table. </text:span></text:p>
      <text:p text:style-name="P6">Use the following command to find out <text:span text:style-name="T2">&lt;os&gt; </text:span>and <text:span text:style-name="T7">&lt;</text:span><text:span text:style-name="T2">arch&gt;</text:span><text:span text:style-name="T7"> <text:s/></text:span>for a node.</text:p>
      <text:p text:style-name="P12"><text:s text:c="2"/><text:span text:style-name="T1">nodels node1 nodetype.os nodetype.arch</text:span> </text:p>
      <text:p text:style-name="P6"/>
      <text:p text:style-name="P6">2. add rpm names (without version number) with their subdirectories into</text:p>
      <text:p text:style-name="P11"><text:s/>/install/custom/netboot/&lt;ostype&gt;/profile.otherpkgs.pkglist <text:span text:style-name="T5">where</text:span></text:p>
      <text:p text:style-name="P11">&lt;profile&gt; <text:span text:style-name="T5">is defined in the </text:span>nodetype <text:span text:style-name="T5">table.</text:span> &lt;ostype&gt; <text:span text:style-name="T5">is the operating system name without the version number. The following os types are recognized by xCAT.</text:span></text:p>
      <text:list xml:id="list56510740" text:style-name="L1">
        <text:list-header>
          <text:p text:style-name="P26">centos </text:p>
          <text:p text:style-name="P26">fedora </text:p>
          <text:p text:style-name="P26">rh</text:p>
          <text:p text:style-name="P26">sles </text:p>
          <text:p text:style-name="P28"><text:s text:c="6"/>windows</text:p>
        </text:list-header>
      </text:list>
      <text:p text:style-name="P11"/>
      <text:p text:style-name="P11"><text:s/><text:span text:style-name="T5">Note: The default package lists are usually stored under</text:span></text:p>
      <text:p text:style-name="P11"><text:s/>/opt/xcat/share/xcat/netboot/&lt;ostype&gt;/ <text:span text:style-name="T5">directory.</text:span></text:p>
      <text:p text:style-name="P6"/>
      <text:p text:style-name="P6"><text:soft-page-break/>For example, file <text:span text:style-name="T2">/install/custom/netboot/sles/compute.otherpkgs.pkglist</text:span> will look like this if you want to add RSCT packages (src, rsct.core and rsct.core.utils):</text:p>
      <text:p text:style-name="P13"><text:s text:c="2"/>src </text:p>
      <text:p text:style-name="P11"><text:s text:c="2"/>rsct.core </text:p>
      <text:p text:style-name="P13"><text:span text:style-name="T8"><text:s text:c="2"/></text:span>rsct.core.utils</text:p>
      <text:p text:style-name="P6">If you have copied the rpms into a subdirectory, say rsct, then the file should be look like this:</text:p>
      <text:p text:style-name="P13"><text:s text:c="2"/>rsct/src </text:p>
      <text:p text:style-name="P11"><text:s text:c="2"/>rsct/rsct.core </text:p>
      <text:p text:style-name="P13"><text:span text:style-name="T8"><text:s text:c="2"/>rsct/</text:span>rsct.core.utils</text:p>
      <text:p text:style-name="P6">Please see Appendix for the format of a <text:span text:style-name="T2">otherpkgs.pkglist </text:span>file.</text:p>
      <text:p text:style-name="P6"/>
      <text:p text:style-name="P11"><text:span text:style-name="T5">3.run </text:span>/opt/xcat/share/xcat/netboot/&lt;ostype&gt;/genimage, <text:span text:style-name="T5">the extra rpms are automatically installed into the image. Then run </text:span><text:span text:style-name="T1">packimage</text:span><text:span text:style-name="T5">. </text:span></text:p>
      <text:p text:style-name="P11"><text:s/></text:p>
      <text:p text:style-name="P11"><text:span text:style-name="T5">4</text:span>.<text:span text:style-name="T5">if you have additional configuration scripts for the software that would like to run after the node is boot up, copy the script to /install/postscripts directory and add the confirmation script to the </text:span><text:span text:style-name="T1">postscripts</text:span><text:span text:style-name="T5"> table.</text:span></text:p>
      <text:p text:style-name="P11"><text:span text:style-name="T5"><text:s text:c="4"/></text:span><text:span text:style-name="T1">cp myconfigsctipt </text:span>/install/postscripts/</text:p>
      <text:p text:style-name="P11"><text:s text:c="2"/>chtab node=compute postscripts.postscripts=myconfigsctipt</text:p>
      <text:p text:style-name="P11"/>
      <text:p text:style-name="P3"/>
      <text:p text:style-name="P3">After setting up, deploy the node as usual. The addition software will be installed and configured during the node deployment.</text:p>
      <text:p text:style-name="P3"/>
      <text:h text:style-name="P23" text:outline-level="1"><text:bookmark text:name="__RefHeading__745_2059378448"/><text:s/>Install Additional Software for Stateful Nodes<text:bookmark-end text:name="__RefHeading__745_2059378448"/></text:h>
      <text:p text:style-name="P14"/>
      <text:p text:style-name="P6">1. Copy the extra rpms you are going to add on to</text:p>
      <text:p text:style-name="P11"><text:s/><text:span text:style-name="T1">/install/post/otherpkgs/&lt;os&gt;/&lt;arch&gt;/*</text:span> <text:span text:style-name="T5">directory or its subdirectories where </text:span><text:span text:style-name="T1">&lt;os&gt; </text:span><text:span text:style-name="T5">and </text:span><text:span text:style-name="T1">&lt;arch&gt; </text:span><text:span text:style-name="T5">are defined in the </text:span><text:span text:style-name="T6">nodetype</text:span><text:span text:style-name="T5"> table.</text:span></text:p>
      <text:p text:style-name="P6">Use the following command to find out <text:span text:style-name="T2">&lt;os&gt; </text:span>and <text:span text:style-name="T7">&lt;</text:span><text:span text:style-name="T2">arch&gt;</text:span><text:span text:style-name="T7"> <text:s/></text:span>for a node.</text:p>
      <text:p text:style-name="P12"><text:s text:c="2"/><text:span text:style-name="T1">nodels node1 nodetype.os nodetype.arch</text:span> </text:p>
      <text:p text:style-name="P6"/>
      <text:p text:style-name="P6">2. [only for Linux]</text:p>
      <text:p text:style-name="P16">You should create repodata for the <text:span text:style-name="T2">/install/post/otherpkgs/&lt;os&gt;/&lt;arch&gt;/ </text:span><text:span text:style-name="T5">directory</text:span><text:span text:style-name="T2">. </text:span><text:span text:style-name="T9">The repodata is necessary for “yum” and “zypper” to know about the repository. </text:span></text:p>
      <text:p text:style-name="P17"/>
      <text:p text:style-name="P17">The command “createrepo” is used to create repodata, before executing the command, please make sure the “createrepo” rpm package is installed. Remember that on SLES11, the “createrepo” rpm package is in the SLE-11-SDK-DVD Media 1 ISO, not in the install ISO.</text:p>
      <text:p text:style-name="P17"/>
      <text:p text:style-name="P16"><text:span text:style-name="T9">After “createrepo” is installed, run the following command to create repodata for the directory </text:span><text:span text:style-name="T10">/install/post/otherpkgs/&lt;os&gt;/&lt;arch&gt;/.</text:span></text:p>
      <text:p text:style-name="P13"><text:s/>createrepo /install/post/otherpkgs/&lt;os&gt;/&lt;arch&gt;/</text:p>
      <text:p text:style-name="P13"/>
      <text:p text:style-name="P6"><text:soft-page-break/>3. Add rpm names (without version number) with their subdirectories into</text:p>
      <text:p text:style-name="P11"><text:s/>/install/custom/install/&lt;ostype&gt;/profile.otherpkgs.pkglist <text:span text:style-name="T5">where</text:span></text:p>
      <text:p text:style-name="P11">&lt;profile&gt; <text:span text:style-name="T5">is defined in the </text:span>nodetype <text:span text:style-name="T5">table.</text:span> &lt;ostype&gt; <text:span text:style-name="T5">is the operating system name without the version number. The following os types are recognized by xCAT.</text:span></text:p>
      <text:list xml:id="list284733263" text:style-name="L1">
        <text:list-header>
          <text:p text:style-name="P26">centos </text:p>
          <text:p text:style-name="P26">fedora </text:p>
          <text:p text:style-name="P26">rh</text:p>
          <text:p text:style-name="P26">sles </text:p>
          <text:p text:style-name="P28"><text:s text:c="6"/>windows</text:p>
        </text:list-header>
      </text:list>
      <text:p text:style-name="P11"/>
      <text:p text:style-name="P11"><text:s/><text:span text:style-name="T5">Note: The default package lists are usually stored under</text:span></text:p>
      <text:p text:style-name="P11"><text:s/>/opt/xcat/share/xcat/install/&lt;ostype&gt;/ <text:span text:style-name="T5">directory.</text:span></text:p>
      <text:p text:style-name="P6"/>
      <text:p text:style-name="P6">For example, file <text:span text:style-name="T2">/install/custom/install/sles/compute.otherpkgs.pkglist</text:span> will look like this if you want to add RSCT packages (src, rsct.core and rsct.core.utils):</text:p>
      <text:p text:style-name="P13"><text:s text:c="2"/>src </text:p>
      <text:p text:style-name="P11"><text:s text:c="2"/>rsct.core </text:p>
      <text:p text:style-name="P13"><text:span text:style-name="T8"><text:s text:c="2"/></text:span>rsct.core.utils</text:p>
      <text:p text:style-name="P6">If you have copied the rpms into a subdirectory, say rsct, then the file should be look like this:</text:p>
      <text:p text:style-name="P13"><text:s text:c="2"/>rsct/src </text:p>
      <text:p text:style-name="P11"><text:s text:c="2"/>rsct/rsct.core </text:p>
      <text:p text:style-name="P13"><text:span text:style-name="T8"><text:s text:c="2"/>rsct/</text:span>rsct.core.utils</text:p>
      <text:p text:style-name="P6">Please see the Appendix for the format of an <text:span text:style-name="T2">otherpkgs.pkglist </text:span>file.</text:p>
      <text:p text:style-name="P6"/>
      <text:list xml:id="list195811740" text:style-name="L2">
        <text:list-header>
          <text:p text:style-name="P29"><text:span text:style-name="T5">4. If 'otherpkgs' is not already in the </text:span><text:span text:style-name="T8">postscripts</text:span><text:span text:style-name="T5"> table, add it to either the </text:span><text:span text:style-name="T8">xcatdefaults</text:span><text:span text:style-name="T5"> row or a row specifically for your node or nodegroup. <text:s/>The otherpkgs script name should be added to the </text:span><text:span text:style-name="T8">postbootscripts</text:span><text:span text:style-name="T5"> attribute (for newer xcat releases) or the </text:span><text:span text:style-name="T8">postscripts</text:span><text:span text:style-name="T5"> attribute (for older xcat releases). <text:s/>For example:</text:span></text:p>
        </text:list-header>
      </text:list>
      <text:p text:style-name="P19">chtab node=compute postscripts.postbootscripts+=otherpkgs</text:p>
      <text:p text:style-name="P7"/>
      <text:p text:style-name="P11"><text:span text:style-name="T5">5. I</text:span><text:span text:style-name="T5">f you have additional configuration scripts for the software that would like to run after the node is booted up, <text:s/>copy the script to /install/postscripts directory and add the configuration script to the </text:span><text:span text:style-name="T1">postscripts</text:span><text:span text:style-name="T5"> table. <text:s/>For example:</text:span></text:p>
      <text:p text:style-name="P11"><text:span text:style-name="T5"><text:s text:c="4"/></text:span><text:span text:style-name="T1">cp myconfigsctipt </text:span>/install/postscripts/</text:p>
      <text:p text:style-name="P11"><text:s text:c="2"/>chtab node=compute postscripts.postbootscripts+=myconfigsctipt</text:p>
      <text:p text:style-name="P11"/>
      <text:p text:style-name="P3">After setting this up, deploy the node as usual. The addition software will be installed and configured during the node deployment.</text:p>
      <text:p text:style-name="P3"/>
      <text:h text:style-name="P23" text:outline-level="1"><text:bookmark text:name="__RefHeading__747_2059378448"/><text:s/>Install Additional Software for Stateful Nodes after the Nodes are Up and Running<text:bookmark-end text:name="__RefHeading__747_2059378448"/></text:h>
      <text:p text:style-name="P8"/>
      <text:p text:style-name="Default_20_Text">1. follow step 1-4 in chapter 3.</text:p>
      <text:p text:style-name="P4"/>
      <text:p text:style-name="P6">2. run updatenode command</text:p>
      <text:p text:style-name="P11"><text:span text:style-name="T5"><text:s text:c="2"/></text:span><text:span text:style-name="T1">updatenode &lt;noderange&gt; otherpkgs</text:span></text:p>
      <text:p text:style-name="P6"><text:soft-page-break/></text:p>
      <text:p text:style-name="P6">If you have a configuration script (as mentioned in step 5 of the previous chapter), run</text:p>
      <text:p text:style-name="P5"><text:span text:style-name="T11"><text:s text:c="2"/></text:span><text:span text:style-name="T3">updatenode &lt;noderange&gt; otherpkgs,myconfigscript <text:s text:c="4"/></text:span></text:p>
      <text:p text:style-name="P4"/>
      <text:h text:style-name="P23" text:outline-level="1"><text:bookmark text:name="__RefHeading__749_2059378448"/><text:s/>Rerun Postscripts or Run Additional Scripts with the updatenode Command<text:bookmark-end text:name="__RefHeading__749_2059378448"/></text:h>
      <text:p text:style-name="P8"/>
      <text:p text:style-name="P15"><text:span text:style-name="T9">You can use </text:span><text:span text:style-name="T10">updatenode</text:span><text:span text:style-name="T9"> command to perform the following functions after the nodes are up and running:</text:span></text:p>
      <text:list xml:id="list562093349" text:style-name="L3">
        <text:list-item>
          <text:p text:style-name="P30">install additional software for stateful nodes (described in chapter 4) </text:p>
        </text:list-item>
        <text:list-item>
          <text:p text:style-name="P25"><text:span text:style-name="T12">run postscripts defined in the </text:span><text:span text:style-name="T4">postscripts</text:span><text:span text:style-name="T12"> table for both stateful and stateless nodes. <text:s/></text:span></text:p>
        </text:list-item>
        <text:list-item>
          <text:p text:style-name="P30">run any script for both stateful and stateless nodes.</text:p>
          <text:p text:style-name="P31">The later 2 functions works on AIX as well. </text:p>
          <text:p text:style-name="P31"/>
          <text:p text:style-name="P31">The following are some examples of how to use it:</text:p>
          <text:p text:style-name="P31">To re-run all the postscripts for the nodes:</text:p>
          <text:p text:style-name="P25"><text:span text:style-name="T12"><text:s text:c="2"/></text:span><text:span text:style-name="T4"><text:s/>updatenode &lt;noderange&gt; </text:span></text:p>
          <text:p text:style-name="P34"/>
          <text:p text:style-name="P31">To re-run the syslog postscripts for the nodes:</text:p>
          <text:p text:style-name="P25"><text:span text:style-name="T12"><text:s text:c="2"/></text:span><text:span text:style-name="T4"><text:s/>updatenode &lt;noderange&gt; syslog</text:span></text:p>
          <text:p text:style-name="P31"/>
          <text:p text:style-name="P32">To run a list of scripts, make sure the scripts are copied to /install/postscripts directory, then</text:p>
          <text:p text:style-name="P33"><text:span text:style-name="T12"><text:s/></text:span><text:span text:style-name="T4"><text:s text:c="2"/>updatenode &lt;noderange&gt; script1,script2</text:span></text:p>
          <text:p text:style-name="P32"/>
          <text:p text:style-name="P33"><text:span text:style-name="T12">Note: </text:span><text:span text:style-name="T4">script1,script2 </text:span><text:span text:style-name="T12">may or may not be defined in the </text:span><text:span text:style-name="T4">postscripts</text:span><text:span text:style-name="T12"> table. However if <text:s/>you want script1 and script2 get invoked next time the nodes are deployed, add them into the </text:span><text:span text:style-name="T4">postscripts</text:span><text:span text:style-name="T12"> table.</text:span></text:p>
        </text:list-item>
      </text:list>
      <text:p text:style-name="P8"/>
      <text:h text:style-name="P23" text:outline-level="1"><text:bookmark text:name="__RefHeading__751_2059378448"/><text:s/>Appendix: <text:s/>File Format for otherpkgs.pkglist File<text:bookmark-end text:name="__RefHeading__751_2059378448"/></text:h>
      <text:p text:style-name="P8"/>
      <text:p text:style-name="P6">The otherpkgs.pklist file can contain the following types of entries:</text:p>
      <text:list xml:id="list1531996398" text:style-name="L4">
        <text:list-item>
          <text:p text:style-name="P27">rpm name without version numbers </text:p>
        </text:list-item>
        <text:list-item>
          <text:p text:style-name="P27">otherpkgs subdirectory plus rpm name </text:p>
        </text:list-item>
        <text:list-item>
          <text:p text:style-name="P27">blank lines</text:p>
        </text:list-item>
        <text:list-item>
          <text:p text:style-name="P27">comment lines starting with “#”</text:p>
        </text:list-item>
        <text:list-item>
          <text:p text:style-name="P27">#INCLUDE: &lt;full file path&gt;# <text:s/>to include other pkglist files</text:p>
        </text:list-item>
        <text:list-item>
          <text:p text:style-name="P27">#NEW_INSTALL_LIST# to signify that the following rpms will be installed with a new rpm install command (zypper, yum, or rpm as determined by the function using this file)</text:p>
        </text:list-item>
        <text:list-item>
          <text:p text:style-name="P27">rpms to remove <text:span text:style-name="T13">before</text:span> installing marked with a “-”</text:p>
        </text:list-item>
        <text:list-item>
          <text:p text:style-name="P27">rpms to remove <text:span text:style-name="T13">after</text:span> installing marked with a “--”</text:p>
        </text:list-item>
      </text:list>
      <text:p text:style-name="P6"><text:soft-page-break/>These are described in more detail in the following sections.</text:p>
      <text:p text:style-name="P6"/>
      <text:list xml:id="list1314477252" text:style-name="L5">
        <text:list-item>
          <text:list>
            <text:list-item>
              <text:p text:style-name="P21">RPM Names</text:p>
            </text:list-item>
          </text:list>
        </text:list-item>
      </text:list>
      <text:p text:style-name="P15"><text:span text:style-name="T9">A simple </text:span><text:span text:style-name="T10">otherpkgs.pkglist </text:span><text:span text:style-name="T9">file just contains the the name of the rpm file without the version numbers. </text:span></text:p>
      <text:p text:style-name="P6">For example, if you put the following three rpms under <text:span text:style-name="T2">/install/post/otherpkgs/&lt;os&gt;/&lt;arch&gt;/ </text:span>directory<text:span text:style-name="T2">,</text:span></text:p>
      <text:p text:style-name="P13"><text:s text:c="4"/>rsct.core-2.5.3.1-09120.ppc.rpm <text:s/></text:p>
      <text:p text:style-name="P13"><text:s text:c="4"/>rsct.core.utils-2.5.3.1-09118.ppc.rpm <text:s/></text:p>
      <text:p text:style-name="P13"><text:s text:c="4"/>src-1.3.0.4-09118.ppc.rpm</text:p>
      <text:p text:style-name="P6">The otherpkgs.pkglist file will be like this:</text:p>
      <text:p text:style-name="P13"><text:s text:c="3"/>src </text:p>
      <text:p text:style-name="P11"><text:s text:c="3"/>rsct.core </text:p>
      <text:p text:style-name="P13"><text:span text:style-name="T8"><text:s text:c="3"/></text:span>rsct.core.utils</text:p>
      <text:p text:style-name="P6"/>
      <text:list xml:id="list1260615955" text:continue-numbering="true" text:style-name="L5">
        <text:list-item>
          <text:list>
            <text:list-item>
              <text:p text:style-name="P21">RPM Names with otherpkgs Subdirectories</text:p>
            </text:list-item>
          </text:list>
        </text:list-item>
      </text:list>
      <text:p text:style-name="P6"/>
      <text:p text:style-name="P6">If you create a subdirectory under <text:span text:style-name="T2">/install/post/otherpkgs/&lt;os&gt;/&lt;arch&gt;/, </text:span>say<text:span text:style-name="T2"> rsct, </text:span>the <text:span text:style-name="T2">otherpkgs.pkglist</text:span> file will be like this:</text:p>
      <text:p text:style-name="P13"><text:s text:c="2"/>rsct/src </text:p>
      <text:p text:style-name="P11"><text:s text:c="2"/>rsct/rsct.core </text:p>
      <text:p text:style-name="P13"><text:span text:style-name="T8"><text:s text:c="2"/>rsct/</text:span>rsct.core.utils</text:p>
      <text:p text:style-name="P6"/>
      <text:p text:style-name="P6"/>
      <text:list xml:id="list242445345" text:continue-numbering="true" text:style-name="L5">
        <text:list-item>
          <text:list>
            <text:list-item>
              <text:p text:style-name="P21">Include Other pkglist Files</text:p>
            </text:list-item>
          </text:list>
        </text:list-item>
      </text:list>
      <text:p text:style-name="P6"/>
      <text:p text:style-name="P10">The #INCLUDE statement is supported in xCAT 2.3 and later.</text:p>
      <text:p text:style-name="P6"/>
      <text:p text:style-name="P15"><text:span text:style-name="T9">You can group some rpms in a file and include that file in the <text:s/></text:span><text:span text:style-name="T10">otherpkgs.pkglist</text:span><text:span text:style-name="T9"> file using </text:span><text:span text:style-name="T10">#INCLUDE:&lt;file&gt;#</text:span><text:span text:style-name="T9"> format.</text:span></text:p>
      <text:p text:style-name="P13"><text:s text:c="2"/>rsct/src </text:p>
      <text:p text:style-name="P11"><text:s text:c="2"/>rsct/rsct.core </text:p>
      <text:p text:style-name="P13"><text:span text:style-name="T8"><text:s text:c="2"/>rsct/</text:span>rsct.core.utils</text:p>
      <text:p text:style-name="P13"><text:s text:c="2"/>#INCLUDE:/install/post/otherpkgs/myotherlist#</text:p>
      <text:p text:style-name="P13"><text:span text:style-name="T5">where</text:span> /install/post/otherpkgs/myotherlist <text:span text:style-name="T5">is another package list file that follows the same format. </text:span></text:p>
      <text:p text:style-name="P6"/>
      <text:p text:style-name="P6">Note the trailing “#” character at the end of the line. <text:s/>It is important to specify this character for correct pkglist parsing.</text:p>
      <text:p text:style-name="P6"/>
      <text:list xml:id="list146048604" text:continue-numbering="true" text:style-name="L5">
        <text:list-item>
          <text:list>
            <text:list-item>
              <text:p text:style-name="P21">Multiple Install Lists</text:p>
            </text:list-item>
          </text:list>
        </text:list-item>
      </text:list>
      <text:p text:style-name="P6"/>
      <text:p text:style-name="P10">The #NEW_INSTALL_LIST# <text:s/>statement is supported in xCAT 2.4 and later.</text:p>
      <text:p text:style-name="P6"/>
      <text:p text:style-name="P6"><text:soft-page-break/>You can specify that separate calls should be made to the rpm install program (zypper, yum, rpm) for groups of rpms by specifying the entry “#NEW_INSTALL_LIST# on a line by itself as a separator in your pkglist file. <text:s/>All rpms listed up to this separator will be installed together. <text:s/>You can have as many separators as you wish in your pkglist file, and each sublist will be installed separately in the order they appear in the file.</text:p>
      <text:p text:style-name="P6"/>
      <text:p text:style-name="P6">For example:</text:p>
      <text:p text:style-name="P18">compilers/vacpp.rte</text:p>
      <text:p text:style-name="P18">compilers/vac.lib</text:p>
      <text:p text:style-name="P18">compilers/vacpp.lib</text:p>
      <text:p text:style-name="P18">compilers/vacpp.rte.lnk</text:p>
      <text:p text:style-name="P18">#NEW_INSTALL_LIST#</text:p>
      <text:p text:style-name="P18">pe/IBM_pe_license</text:p>
      <text:p text:style-name="P9"/>
      <text:list xml:id="list1301567207" text:continue-numbering="true" text:style-name="L5">
        <text:list-item>
          <text:list>
            <text:list-item>
              <text:p text:style-name="P21">Remove RPMs Before Installing</text:p>
            </text:list-item>
          </text:list>
        </text:list-item>
      </text:list>
      <text:p text:style-name="P6"/>
      <text:p text:style-name="P10">The “-” syntax is supported in xCAT 2.3 and later.</text:p>
      <text:p text:style-name="P6"/>
      <text:p text:style-name="P6">You can also specify in this file that certain rpms to be removed before installing the new software. <text:s/>This is done by adding '-' before the rpm names you want to remove. For example: </text:p>
      <text:p text:style-name="P13"><text:s text:c="2"/>rsct/src </text:p>
      <text:p text:style-name="P11"><text:s text:c="2"/>rsct/rsct.core </text:p>
      <text:p text:style-name="P13"><text:span text:style-name="T8"><text:s text:c="2"/>rsct/</text:span>rsct.core.utils</text:p>
      <text:p text:style-name="P13"><text:s text:c="2"/>#INCLUDE:/install/post/otherpkgs/myotherlist#</text:p>
      <text:p text:style-name="P13"><text:span text:style-name="T5"><text:s text:c="4"/></text:span><text:span text:style-name="T8">-perl-doc</text:span></text:p>
      <text:p text:style-name="P6"/>
      <text:p text:style-name="P6">If you have #NEW_INSTALL_LIST# separators in your pkglist file, the rpms will be removed before the install of the sublist that the “-&lt;rpmname&gt;” appears in.</text:p>
      <text:p text:style-name="P6"/>
      <text:list xml:id="list1201819769" text:continue-numbering="true" text:style-name="L5">
        <text:list-item>
          <text:list>
            <text:list-item>
              <text:p text:style-name="P21">Remove RPMs After Installing</text:p>
            </text:list-item>
          </text:list>
        </text:list-item>
      </text:list>
      <text:p text:style-name="P6"/>
      <text:p text:style-name="P10">The “--” syntax is supported in xCAT 2.3 and later.</text:p>
      <text:p text:style-name="P6"/>
      <text:p text:style-name="P6">You can also specify in this file that certain rpms to be removed after installing the new software. <text:s/>This is done by adding '--' before the rpm names you want to remove. For example: </text:p>
      <text:p text:style-name="P18">pe/IBM_pe_license</text:p>
      <text:p text:style-name="P18">--ibm-java2-ppc64-jre</text:p>
      <text:p text:style-name="P11"/>
      <text:p text:style-name="P6">If you have #NEW_INSTALL_LIST# separators in your pkglist file, the rpms will be removed after the install of the sublist that the “--&lt;rpmname&gt;” appears in.</text:p>
      <text:p text:style-name="P1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Heading_20_2" style:display-name="1.Heading 2" style:family="paragraph" style:parent-style-name="Heading_20_2" style:next-style-name="Text_20_Body_20_Single" style:list-style-name="Numbering_20_1">
      <style:text-properties fo:font-size="14pt" fo:font-style="italic" fo:font-weight="bold" style:font-size-asian="14pt" style:font-style-asian="italic" style:font-weight-asian="bold" style:font-size-complex="14pt" style:font-style-complex="italic" style:font-weight-complex="bold"/>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xCAT 2  How to Install Additional Software</dc:title>
    <dc:title>xCAT 2  How to Install Additional Software</dc:title>
    <meta:initial-creator>IBM_USER</meta:initial-creator>
    <meta:creation-date>2008-03-11T09:00:00</meta:creation-date>
    <dc:date>2010-05-14T12:23:45</dc:date>
    <meta:printed-by>Ling Gao</meta:printed-by>
    <meta:print-date>2008-05-30T09:51:10</meta:print-date>
    <dc:language>en-US</dc:language>
    <meta:editing-cycles>229</meta:editing-cycles>
    <meta:editing-duration>PT76H51M46S</meta:editing-duration>
    <meta:document-statistic meta:table-count="0" meta:image-count="0" meta:object-count="0" meta:page-count="6" meta:paragraph-count="157" meta:word-count="1501" meta:character-count="10144"/>
    <meta:user-defined meta:name="Info 1"/>
    <meta:user-defined meta:name="Info 2"/>
    <meta:user-defined meta:name="Info 3"/>
    <meta:user-defined meta:name="Info 4"/>
  </office:meta>
</office:document-meta>
</file>